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automatic-styles>
    <style:style style:name="P1" style:family="paragraph" style:parent-style-name="Standard">
      <style:paragraph-properties fo:margin-left="0in" fo:margin-right="0in" fo:orphans="2" fo:widows="2" fo:text-indent="0in" style:auto-text-indent="false"/>
    </style:style>
    <style:style style:name="T1" style:family="text">
      <style:text-properties fo:font-variant="normal" fo:text-transform="none" style:font-name="apple-system" fo:font-size="10.5pt" fo:letter-spacing="normal" fo:font-style="normal" fo:font-weight="normal"/>
    </style:style>
    <style:style style:name="T2" style:family="text">
      <style:text-properties fo:font-variant="normal" fo:text-transform="none" style:font-name="apple-system" fo:font-size="10.5pt" fo:letter-spacing="normal" fo:font-style="normal" style:text-underline-style="solid" style:text-underline-width="auto" style:text-underline-color="font-color" fo:font-weight="normal" fo:background-color="#181a1b" loext:char-shading-value="0" loext:padding="0in" loext:border="none"/>
    </style:style>
    <style:style style:name="T3" style:family="text">
      <style:text-properties fo:font-variant="normal" fo:text-transform="none" fo:letter-spacing="normal"/>
    </style:style>
    <style:style style:name="T4" style:family="text">
      <style:text-properties fo:font-variant="normal" fo:text-transform="none" fo:color="#ffbf00" loext:opacity="100%" style:font-name="apple-system" fo:font-size="10.5pt" fo:letter-spacing="normal" fo:font-style="normal" fo:font-weight="normal"/>
    </style:style>
    <style:style style:name="T5" style:family="text">
      <style:text-properties fo:font-variant="normal" fo:text-transform="none" fo:color="#ffbf00" loext:opacity="100%" style:font-name="apple-system" fo:font-size="10.5pt" fo:letter-spacing="normal" fo:font-style="normal" style:text-underline-style="solid" style:text-underline-width="auto" style:text-underline-color="font-color" fo:font-weight="normal" fo:background-color="#181a1b" loext:char-shading-value="0" loext:padding="0in" loext:border="none"/>
    </style:style>
    <style:style style:name="T6" style:family="text">
      <style:text-properties fo:font-variant="normal" fo:text-transform="none" fo:color="#ffbf00" loext:opacity="100%" fo:letter-spacing="normal"/>
    </style:style>
    <style:style style:name="T7" style:family="text">
      <style:text-properties fo:color="#ffbf00" loext:opacity="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Free learning on Udemy</text:span><text:span text:style-name="T7"><text:line-break/></text:span><text:span text:style-name="T4">45 DevOps Courses and Tutorials for Absolute Beginner :</text:span><text:span text:style-name="T7"><text:line-break/><text:line-break/></text:span><text:span text:style-name="T4">1. DevOps - The Introduction </text:span><text:span text:style-name="T7"><text:line-break/></text:span><text:span text:style-name="T6"> </text:span><text:a xlink:type="simple" xlink:href="https://lnkd.in/dD79ZpJF" text:style-name="Internet_20_link" text:visited-style-name="Visited_20_Internet_20_Link"><text:span text:style-name="T5">https://lnkd.in/dD79ZpJF</text:span></text:a><text:span text:style-name="T7"><text:line-break/></text:span><text:span text:style-name="T4">2. DevOps - The Introduction Course</text:span><text:span text:style-name="T7"><text:line-break/></text:span><text:a xlink:type="simple" xlink:href="https://lnkd.in/dD79ZpJF" text:style-name="Internet_20_link" text:visited-style-name="Visited_20_Internet_20_Link"><text:span text:style-name="T5">https://lnkd.in/dD79ZpJF</text:span></text:a><text:span text:style-name="T7"><text:line-break/></text:span><text:span text:style-name="T4">3. CI CD pipeline - Devops Automation in 1 hr </text:span><text:span text:style-name="T7"><text:line-break/></text:span><text:a xlink:type="simple" xlink:href="https://lnkd.in/dMQEGJBN" text:style-name="Internet_20_link" text:visited-style-name="Visited_20_Internet_20_Link"><text:span text:style-name="T5">https://lnkd.in/dMQEGJBN</text:span></text:a><text:span text:style-name="T7"><text:line-break/></text:span><text:span text:style-name="T4">4. DevOps Crash Course : Learn Jenkins Docker Kubernetes GIT </text:span><text:span text:style-name="T7"><text:line-break/></text:span><text:a xlink:type="simple" xlink:href="https://lnkd.in/dt5CmYSN" text:style-name="Internet_20_link" text:visited-style-name="Visited_20_Internet_20_Link"><text:span text:style-name="T5">https://lnkd.in/dt5CmYSN</text:span></text:a><text:span text:style-name="T7"><text:line-break/></text:span><text:span text:style-name="T4">5. DevOps 101  </text:span><text:span text:style-name="T7"><text:line-break/></text:span><text:a xlink:type="simple" xlink:href="https://lnkd.in/dhyzHVQh" text:style-name="Internet_20_link" text:visited-style-name="Visited_20_Internet_20_Link"><text:span text:style-name="T5">https://lnkd.in/dhyzHVQh</text:span></text:a><text:span text:style-name="T7"><text:line-break/></text:span><text:span text:style-name="T4">6. DevOps on AWS: Code, Build, and Test (Course 1 of 3) </text:span><text:span text:style-name="T7"><text:line-break/></text:span><text:a xlink:type="simple" xlink:href="https://lnkd.in/dV6NbWRJ" text:style-name="Internet_20_link" text:visited-style-name="Visited_20_Internet_20_Link"><text:span text:style-name="T5">https://lnkd.in/dV6NbWRJ</text:span></text:a><text:span text:style-name="T7"><text:line-break/></text:span><text:span text:style-name="T4">7. Free Devops Interview Questions and Answers </text:span><text:span text:style-name="T7"><text:line-break/></text:span><text:a xlink:type="simple" xlink:href="https://lnkd.in/dsQu76qm" text:style-name="Internet_20_link" text:visited-style-name="Visited_20_Internet_20_Link"><text:span text:style-name="T5">https://lnkd.in/dsQu76qm</text:span></text:a><text:span text:style-name="T7"><text:line-break/></text:span><text:span text:style-name="T4">8. DevOps Tools for Beginners: Ansible in 1 hour  </text:span><text:span text:style-name="T7"><text:line-break/></text:span><text:a xlink:type="simple" xlink:href="https://lnkd.in/dKgMap-r" text:style-name="Internet_20_link" text:visited-style-name="Visited_20_Internet_20_Link"><text:span text:style-name="T5">https://lnkd.in/dKgMap-r</text:span></text:a><text:span text:style-name="T7"><text:line-break/></text:span><text:span text:style-name="T4">9. DevOps on AWS: Release and Deploy (Course 2 of 3) </text:span><text:span text:style-name="T7"><text:line-break/></text:span><text:a xlink:type="simple" xlink:href="https://lnkd.in/dzQuM4Ht" text:style-name="Internet_20_link" text:visited-style-name="Visited_20_Internet_20_Link"><text:span text:style-name="T5">https://lnkd.in/dzQuM4Ht</text:span></text:a><text:span text:style-name="T7"><text:line-break/></text:span><text:span text:style-name="T4">10. DevOps on AWS: Operate and Monitor (Course 3 of 3) </text:span><text:span text:style-name="T7"><text:line-break/></text:span><text:a xlink:type="simple" xlink:href="https://lnkd.in/d_P9wUgg" text:style-name="Internet_20_link" text:visited-style-name="Visited_20_Internet_20_Link"><text:span text:style-name="T5">https://lnkd.in/d_P9wUgg</text:span></text:a><text:span text:style-name="T7"><text:line-break/></text:span><text:span text:style-name="T4">11. Introduction to DevOps, Habits and Practices </text:span><text:span text:style-name="T7"><text:line-break/></text:span><text:a xlink:type="simple" xlink:href="https://lnkd.in/dsvQQcYj" text:style-name="Internet_20_link" text:visited-style-name="Visited_20_Internet_20_Link"><text:span text:style-name="T5">https://lnkd.in/dsvQQcYj</text:span></text:a><text:span text:style-name="T7"><text:line-break/></text:span><text:span text:style-name="T4">12. Amazon AWS Cloud IAM Hands-On </text:span><text:span text:style-name="T7"><text:line-break/></text:span><text:a xlink:type="simple" xlink:href="https://lnkd.in/ddSBhiST" text:style-name="Internet_20_link" text:visited-style-name="Visited_20_Internet_20_Link"><text:span text:style-name="T5">https://lnkd.in/ddSBhiST</text:span></text:a><text:span text:style-name="T7"><text:line-break/></text:span><text:span text:style-name="T4">13. DevOps : CI/CD with Jenkins</text:span><text:span text:style-name="T7"><text:line-break/></text:span><text:a xlink:type="simple" xlink:href="https://lnkd.in/d3qvi-Az" text:style-name="Internet_20_link" text:visited-style-name="Visited_20_Internet_20_Link"><text:span text:style-name="T5">https://lnkd.in/d3qvi-Az</text:span></text:a><text:span text:style-name="T7"><text:line-break/></text:span><text:span text:style-name="T4">14. Introduction to YAML - A hands -on course </text:span><text:span text:style-name="T7"><text:line-break/></text:span><text:a xlink:type="simple" xlink:href="https://lnkd.in/d4ypNfGF" text:style-name="Internet_20_link" text:visited-style-name="Visited_20_Internet_20_Link"><text:span text:style-name="T5">https://lnkd.in/d4ypNfGF</text:span></text:a><text:span text:style-name="T7"><text:line-break/></text:span><text:span text:style-name="T4">15. Kubernetes: Getting Started </text:span><text:span text:style-name="T7"><text:line-break/></text:span><text:a xlink:type="simple" xlink:href="https://lnkd.in/d_JQi6wF" text:style-name="Internet_20_link" text:visited-style-name="Visited_20_Internet_20_Link"><text:span text:style-name="T5">https://lnkd.in/d_JQi6wF</text:span></text:a><text:span text:style-name="T7"><text:line-break/></text:span><text:span text:style-name="T4">16. Docker Tutorial for Beginners practical hands on -Devops</text:span><text:span text:style-name="T7"><text:line-break/></text:span><text:a xlink:type="simple" xlink:href="https://lnkd.in/dbSJ-zfX" text:style-name="Internet_20_link" text:visited-style-name="Visited_20_Internet_20_Link"><text:span text:style-name="T5">https://lnkd.in/dbSJ-zfX</text:span></text:a><text:span text:style-name="T7"><text:line-break/></text:span><text:span text:style-name="T4">17. Ansible for the Absolute Beginner - DevOps</text:span><text:span text:style-name="T7"><text:line-break/></text:span><text:a xlink:type="simple" xlink:href="https://lnkd.in/dn_w3bsK" text:style-name="Internet_20_link" text:visited-style-name="Visited_20_Internet_20_Link"><text:span text:style-name="T5">https://lnkd.in/dn_w3bsK</text:span></text:a><text:span text:style-name="T7"><text:line-break/></text:span><text:span text:style-name="T4">18. Docker, Docker SWARM and Kubernetes crash course for DevOps</text:span><text:span text:style-name="T7"><text:line-break/></text:span><text:a xlink:type="simple" xlink:href="https://lnkd.in/dFirktd3" text:style-name="Internet_20_link" text:visited-style-name="Visited_20_Internet_20_Link"><text:span text:style-name="T5">https://lnkd.in/dFirktd3</text:span></text:a><text:span text:style-name="T7"><text:line-break/></text:span><text:span text:style-name="T4">19. Understanding Docker in about an Hour</text:span><text:span text:style-name="T7"><text:line-break/></text:span><text:span text:style-name="T6"> </text:span><text:a xlink:type="simple" xlink:href="https://lnkd.in/dNBvbgqJ" text:style-name="Internet_20_link" text:visited-style-name="Visited_20_Internet_20_Link"><text:span text:style-name="T5">https://lnkd.in/dNBvbgqJ</text:span></text:a><text:span text:style-name="T7"><text:line-break/></text:span><text:span text:style-name="T4">20. Introduction to DevOps, Habits and Practices</text:span><text:span text:style-name="T7"><text:line-break/></text:span><text:a xlink:type="simple" xlink:href="https://lnkd.in/dsvQQcYj" text:style-name="Internet_20_link" text:visited-style-name="Visited_20_Internet_20_Link"><text:span text:style-name="T5">https://lnkd.in/dsvQQcYj</text:span></text:a><text:span text:style-name="T7"><text:line-break/></text:span><text:span text:style-name="T4">21. Learn terraform by setting up Highly available wordpress</text:span><text:span text:style-name="T7"><text:line-break/></text:span><text:a xlink:type="simple" xlink:href="https://lnkd.in/d-AaXDT2" text:style-name="Internet_20_link" text:visited-style-name="Visited_20_Internet_20_Link"><text:span text:style-name="T5">https://lnkd.in/d-AaXDT2</text:span></text:a><text:span text:style-name="T7"><text:line-break/></text:span><text:span text:style-name="T4">22. Use Ansible with Amazon Web Services</text:span><text:span text:style-name="T7"><text:line-break/></text:span><text:a xlink:type="simple" xlink:href="https://lnkd.in/d6VfZi7d" text:style-name="Internet_20_link" text:visited-style-name="Visited_20_Internet_20_Link"><text:span text:style-name="T5">https://lnkd.in/d6VfZi7d</text:span></text:a><text:span text:style-name="T7"><text:line-break/></text:span><text:span text:style-name="T4">23. GIT Crash Course</text:span><text:span text:style-name="T7"><text:line-break/></text:span><text:a xlink:type="simple" xlink:href="https://lnkd.in/ddzznGuV" text:style-name="Internet_20_link" text:visited-style-name="Visited_20_Internet_20_Link"><text:span text:style-name="T5">https://lnkd.in/ddzznGuV</text:span></text:a><text:span text:style-name="T7"><text:line-break/></text:span><text:span text:style-name="T4">24. Maven Quick Start: A Fast Introduction to Maven by Example</text:span><text:span text:style-name="T7"><text:line-break/></text:span><text:a xlink:type="simple" xlink:href="https://lnkd.in/dhVam3zC" text:style-name="Internet_20_link" text:visited-style-name="Visited_20_Internet_20_Link"><text:span text:style-name="T5">https://lnkd.in/dhVam3zC</text:span></text:a><text:span text:style-name="T7"><text:line-break/></text:span><text:span text:style-name="T4">25. Master Amazon EC2 Basics with 10 Labs</text:span><text:span text:style-name="T7"><text:line-break/></text:span><text:soft-page-break/><text:a xlink:type="simple" xlink:href="https://lnkd.in/d9jQ6cmN" text:style-name="Internet_20_link" text:visited-style-name="Visited_20_Internet_20_Link"><text:span text:style-name="T5">https://lnkd.in/d9jQ6cmN</text:span></text:a><text:span text:style-name="T7"><text:line-break/></text:span><text:span text:style-name="T4">30. Amazon Web Services (AWS): CloudFormation</text:span><text:span text:style-name="T7"><text:line-break/></text:span><text:a xlink:type="simple" xlink:href="https://lnkd.in/dAc65c-H" text:style-name="Internet_20_link" text:visited-style-name="Visited_20_Internet_20_Link"><text:span text:style-name="T5">https://lnkd.in/dAc65c-H</text:span></text:a><text:span text:style-name="T7"><text:line-break/></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3T17:48:54.080000000</meta:creation-date>
    <dc:date>2022-08-23T17:49:36.296000000</dc:date>
    <meta:editing-duration>PT42S</meta:editing-duration>
    <meta:editing-cycles>1</meta:editing-cycles>
    <meta:document-statistic meta:table-count="0" meta:image-count="0" meta:object-count="0" meta:page-count="2" meta:paragraph-count="1" meta:word-count="241" meta:character-count="1923" meta:non-whitespace-character-count="1664"/>
    <meta:generator>LibreOffice/7.3.2.2$Windows_X86_64 LibreOffice_project/49f2b1bff42cfccbd8f788c8dc32c1c309559be0</meta:generator>
  </office:meta>
</office:document-meta>
</file>